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140000043141CBD1386FE5AD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13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57cm" svg:height="11.355cm" svg:x="3.621cm" svg:y="9.172cm">
          <draw:image xlink:href="Pictures/10000000000005140000043141CBD1386FE5ADDC.jpg" xlink:type="simple" xlink:show="embed" xlink:actuate="onLoad">
            <text:p/>
          </draw:image>
        </draw:frame>
        <draw:custom-shape draw:style-name="gr2" draw:text-style-name="P2" draw:layer="layout" svg:width="13.8cm" svg:height="1.9cm" svg:x="3.6cm" svg:y="19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09T21:13:20.886469751</dc:date>
    <meta:editing-duration>PT6M11S</meta:editing-duration>
    <meta:editing-cycles>1</meta:editing-cycles>
    <meta:document-statistic meta:object-count="2"/>
    <meta:generator>LibreOffice/5.2.7.2$Linux_ARM_EABI LibreOffice_project/20m0$Build-2</meta:generator>
  </office:meta>
</office:document-meta>
</file>